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51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84.68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11.55mm" svg:y="1mm">
            <loext:p draw:notify-on-update-of-ranges="Planilha1.A2:Planilha1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ervalo de Porcentagem de Aminoácidos Alinhados</text:p>
          </table:table-cell>
          <table:table-cell office:value-type="string" calcext:value-type="string">
            <text:p>Quantidade de Proteínas Presentes no Interv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% - 5%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% - 10%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% - 20%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– 30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 - 40%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2:Planilha1.A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00/00/0000</text:date>, <text:time style:data-style-name="N2" text:time-value="14:15:51.7348103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4:56:57.696374540</meta:creation-date>
    <dc:date>2021-06-29T14:15:56.862132174</dc:date>
    <meta:editing-duration>PT11M54S</meta:editing-duration>
    <meta:editing-cycles>5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table:cell-range-address="Planilha1.A2:Planilha1.A6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Planilha1.A2:Planilha1.A6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